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61cm" svg:height="3.161cm" draw:transform="rotate (-1.55281943549936) translate (6.48494074340228cm 3.29470990690099cm)" svg:viewBox="0 0 4762 3162" svg:d="M150 3003c416 34 1267 121 2078 149 808 27 1152-4 1781-44s858-237 709-966c-149-726-167-1342-158-1689 7-347-812-642-814-303-1 339 225 1697 270 2026 45 328-130 303-1059 356-929 54-2325-149-2851-233-171-17-119 691 44 704z">
          <text:p/>
        </draw:path>
        <draw:path draw:style-name="gr1" draw:text-style-name="P1" draw:layer="layout" svg:width="0.902cm" svg:height="0.661cm" draw:transform="skewX (0.001221730476396) rotate (-2.1556561591382) translate (4.3127906519277cm 3.4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6.7544573185944cm 7.19962916649461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1663266321704cm 3.07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8) rotate (-2.15652882376419) translate (6.2238736382088cm 3.2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5) rotate (-2.15705242253979) translate (5.4364725199636cm 4.0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8:42.505000000</dc:date>
    <meta:editing-duration>PT3M26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